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style:font-name="Comic Sans MS" fo:font-size="14pt" officeooo:rsid="00032768" officeooo:paragraph-rsid="00032768"/>
    </style:style>
    <style:style style:name="P2" style:family="paragraph" style:parent-style-name="Standard" style:list-style-name="L1">
      <style:text-properties style:font-name="Comic Sans MS" fo:font-size="14pt" officeooo:rsid="0007d73f" officeooo:paragraph-rsid="0007d73f"/>
    </style:style>
    <style:style style:name="P3" style:family="paragraph" style:parent-style-name="Standard" style:list-style-name="L1">
      <style:text-properties style:font-name="Comic Sans MS" fo:font-size="14pt" officeooo:rsid="0004ef89" officeooo:paragraph-rsid="0004ef89"/>
    </style:style>
    <style:style style:name="P4" style:family="paragraph" style:parent-style-name="Standard" style:list-style-name="L1">
      <style:text-properties style:font-name="Comic Sans MS" fo:font-size="14pt" officeooo:rsid="00063de4" officeooo:paragraph-rsid="00063de4"/>
    </style:style>
    <style:style style:name="P5" style:family="paragraph" style:parent-style-name="Standard" style:list-style-name="L1">
      <style:text-properties style:font-name="Comic Sans MS" fo:font-size="14pt" officeooo:rsid="0009b8c5" officeooo:paragraph-rsid="0009b8c5"/>
    </style:style>
    <style:style style:name="P6" style:family="paragraph" style:parent-style-name="Standard" style:list-style-name="L1">
      <style:text-properties style:font-name="Comic Sans MS" fo:font-size="14pt" officeooo:rsid="000df7be" officeooo:paragraph-rsid="000df7be"/>
    </style:style>
    <style:style style:name="P7" style:family="paragraph" style:parent-style-name="Standard" style:list-style-name="L1">
      <style:text-properties officeooo:rsid="0004ef89" officeooo:paragraph-rsid="0004ef89"/>
    </style:style>
    <style:style style:name="P8" style:family="paragraph" style:parent-style-name="Standard" style:list-style-name="L1">
      <style:text-properties officeooo:rsid="000af321" officeooo:paragraph-rsid="000af321"/>
    </style:style>
    <style:style style:name="T1" style:family="text">
      <style:text-properties style:font-name="Comic Sans MS" fo:font-size="14pt"/>
    </style:style>
    <style:style style:name="T2" style:family="text">
      <style:text-properties style:font-name="Comic Sans MS" fo:font-size="14pt" officeooo:rsid="00032768"/>
    </style:style>
    <style:style style:name="T3" style:family="text">
      <style:text-properties style:font-name="Comic Sans MS" fo:font-size="14pt" officeooo:rsid="000b52ab"/>
    </style:style>
    <style:style style:name="T4" style:family="text">
      <style:text-properties style:font-name="Comic Sans MS" fo:font-size="14pt" officeooo:rsid="000c118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20451986" text:style-name="L1">
        <text:list-item>
          <text:p text:style-name="P1">Rischio</text:p>
          <text:list>
            <text:list-item>
              <text:p text:style-name="P7"><text:span text:style-name="T2">5, </text:span><text:span text:style-name="T1">25, </text:span><text:span text:style-name="T3">45</text:span></text:p>
            </text:list-item>
            <text:list-item>
              <text:p text:style-name="P2">se si risponde correttamente alla domanda si avanza di 5 altrimenti si torna indietro di 5</text:p>
              <text:list>
                <text:list-item>
                  <text:p text:style-name="P2">(15+27+58/2+27)*0+2</text:p>
                </text:list-item>
                <text:list-item>
                  <text:p text:style-name="P8"><text:span text:style-name="T1">chi è il personaggio vanitoso </text:span><text:span text:style-name="T4">d</text:span><text:span text:style-name="T1">ella scenetta?</text:span></text:p>
                </text:list-item>
                <text:list-item>
                  <text:p text:style-name="P6">Di che paese Vienna è la capitale?</text:p>
                </text:list-item>
              </text:list>
            </text:list-item>
          </text:list>
        </text:list-item>
        <text:list-item>
          <text:p text:style-name="P3">Imprevisto</text:p>
          <text:list>
            <text:list-item>
              <text:p text:style-name="P3">10, 30</text:p>
              <text:list>
                <text:list-item>
                  <text:p text:style-name="P4">non puoi parlare fino al tuo prossimo turno, per comunicare devi cantare</text:p>
                </text:list-item>
                <text:list-item>
                  <text:p text:style-name="P5">scegliete un rappresentante per squadra, i quattro giocano a ninja, il vincitore fa un altro turno</text:p>
                </text:list-item>
                <text:list-item>
                  <text:p text:style-name="P5">scegliete un rappresentante per squadra, i quattro giocano a orsetti, il vincitore fa un altro turno</text:p>
                </text:list-item>
                <text:list-item>
                  <text:p text:style-name="P5">scegliete un rappresentante per squadra, i quattro giocano al gioco delle sedie, il vincitore fa un altro turno</text:p>
                </text:list-item>
              </text:list>
            </text:list-item>
          </text:list>
        </text:list-item>
        <text:list-item>
          <text:p text:style-name="P3">Avanti veloce</text:p>
          <text:list>
            <text:list-item>
              <text:p text:style-name="P3">15, 35</text:p>
              <text:list>
                <text:list-item>
                  <text:p text:style-name="P2">vai avanti di 3 caselle</text:p>
                </text:list-item>
              </text:list>
            </text:list-item>
          </text:list>
        </text:list-item>
        <text:list-item>
          <text:p text:style-name="P3">Torna indietro</text:p>
          <text:list>
            <text:list-item>
              <text:p text:style-name="P3">20, 40, 50</text:p>
              <text:list>
                <text:list-item>
                  <text:p text:style-name="P2">torna indietro di un tiro di dado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15:37:12.701639885</meta:creation-date>
    <dc:date>2024-06-23T23:47:04.649438718</dc:date>
    <meta:editing-duration>PT1H33M48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139" meta:character-count="718" meta:non-whitespace-character-count="615"/>
  </office:meta>
</office:document-meta>
</file>